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Leandro Jorge Fernández Vega</text:p>
          </table:table-cell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Matriz de Estados: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édicos </text:p>
          </table:table-cell>
          <table:table-cell office:value-type="string" calcext:value-type="string">
            <text:p>Farmacéuticos</text:p>
          </table:table-cell>
          <table:table-cell office:value-type="string" calcext:value-type="string">
            <text:p>Abogad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édicos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rmacéuticos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gado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Matriz Identidad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ta de Matriz de Estados e Identida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number-columns-repeated="2"/>
          <table:table-cell table:number-matrix-columns-spanned="3" table:number-matrix-rows-spanned="3" table:formula="of:=[.C13:.E15]-[.C22:.E24]"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Añadimos fila que representa ecuación x+y+z=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olvemos sistema, eliminando ecuación para obtener el menor de mayor orden con determinante no nul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-0.3" calcext:value-type="float">
            <text:p>-0,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terminante:</text:p>
          </table:table-cell>
          <table:table-cell table:formula="of:=MDETERM([.C46:.E48])" office:value-type="float" office:value="0.27" calcext:value-type="float">
            <text:p>0,27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olvemos x=A^-1 * b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^-1:</text:p>
          </table:table-cell>
          <table:table-cell table:number-matrix-columns-spanned="3" table:number-matrix-rows-spanned="3" table:formula="of:=MINVERSE([.C46:.E48])" office:value-type="float" office:value="2.22222222222222" calcext:value-type="float">
            <text:p>2,22222222222222</text:p>
          </table:table-cell>
          <table:table-cell office:value-type="float" office:value="2.59259259259259" calcext:value-type="float">
            <text:p>2,59259259259259</text:p>
          </table:table-cell>
          <table:table-cell office:value-type="float" office:value="0.555555555555556" calcext:value-type="float">
            <text:p>0,555555555555556</text:p>
          </table:table-cell>
          <table:table-cell/>
          <table:table-cell office:value-type="string" calcext:value-type="string">
            <text:p>b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1.11111111111111" calcext:value-type="float">
            <text:p>-1,11111111111111</text:p>
          </table:table-cell>
          <table:table-cell office:value-type="float" office:value="0.37037037037037" calcext:value-type="float">
            <text:p>0,37037037037037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1.11111111111111" calcext:value-type="float">
            <text:p>-1,11111111111111</text:p>
          </table:table-cell>
          <table:table-cell office:value-type="float" office:value="-2.96296296296296" calcext:value-type="float">
            <text:p>-2,96296296296296</text:p>
          </table:table-cell>
          <table:table-cell office:value-type="float" office:value="0.222222222222222" calcext:value-type="float">
            <text:p>0,2222222222222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A^-1*b:</text:p>
          </table:table-cell>
          <table:table-cell table:number-matrix-columns-spanned="1" table:number-matrix-rows-spanned="3" table:formula="of:=MMULT([.C56:.E58];[.H56:.H58])" office:value-type="float" office:value="0.555555555555556" calcext:value-type="float">
            <text:p>0,555555555555556</text:p>
          </table:table-cell>
          <table:table-cell/>
          <table:table-cell office:value-type="string" calcext:value-type="string">
            <text:p>El 55,55% de los estudiantes serán de Medicin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2222222222222" calcext:value-type="float">
            <text:p>0,222222222222222</text:p>
          </table:table-cell>
          <table:table-cell/>
          <table:table-cell office:value-type="string" calcext:value-type="string">
            <text:p>El 22,22% de los estudiantes serán de Farmacia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22222222222222" calcext:value-type="float">
            <text:p>0,222222222222222</text:p>
          </table:table-cell>
          <table:table-cell/>
          <table:table-cell office:value-type="string" calcext:value-type="string">
            <text:p>El 22,22% de los estudiantes serán de Derecho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7:05:51.513373813</meta:creation-date>
    <dc:date>2023-05-10T17:45:05.844828388</dc:date>
    <meta:editing-duration>PT7M4S</meta:editing-duration>
    <meta:editing-cycles>1</meta:editing-cycles>
    <meta:generator>LibreOffice/7.3.7.2$Linux_X86_64 LibreOffice_project/30$Build-2</meta:generator>
    <meta:document-statistic meta:table-count="1" meta:cell-count="88" meta:object-count="0"/>
  </office:meta>
</office:document-meta>
</file>